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3" style:family="paragraph" style:parent-style-name="Preformatted_20_Text">
      <style:paragraph-properties fo:padding="0in" fo:border="none"/>
      <style:text-properties loext:padding="0in" loext:border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leetcode.com/problems/substring-with-concatenation-of-all-words/" text:style-name="Internet_20_link" text:visited-style-name="Visited_20_Internet_20_Link"><text:span text:style-name="T3">30. Substring with Concatenation of All Words</text:span></text:a></text:p>
      <text:p text:style-name="P5"/>
      <text:p text:style-name="P6"><text:span text:style-name="T1">You are given a string </text:span><text:span text:style-name="Source_20_Text"><text:span text:style-name="T2">s</text:span></text:span><text:span text:style-name="T1"> and an array of strings </text:span><text:span text:style-name="Source_20_Text"><text:span text:style-name="T2">words</text:span></text:span><text:span text:style-name="T1">. All the strings of </text:span><text:span text:style-name="Source_20_Text"><text:span text:style-name="T2">words</text:span></text:span><text:span text:style-name="T1"> are of </text:span><text:span text:style-name="Strong_20_Emphasis"><text:span text:style-name="T1">the same length</text:span></text:span><text:span text:style-name="T1">.</text:span></text:p>
      <text:p text:style-name="P6"><text:span text:style-name="T1">A </text:span><text:span text:style-name="Strong_20_Emphasis"><text:span text:style-name="T1">concatenated substring</text:span></text:span><text:span text:style-name="T1"> in </text:span><text:span text:style-name="Source_20_Text"><text:span text:style-name="T2">s</text:span></text:span><text:span text:style-name="T1"> is a substring that contains all the strings of any permutation of </text:span><text:span text:style-name="Source_20_Text"><text:span text:style-name="T2">words</text:span></text:span><text:span text:style-name="T1"> concatenated.</text:span></text:p>
      <text:list text:style-name="L1">
        <text:list-item>
          <text:p text:style-name="P7"><text:span text:style-name="T1">For example, if </text:span><text:span text:style-name="Source_20_Text"><text:span text:style-name="T2">words = ["ab","cd","ef"]</text:span></text:span><text:span text:style-name="T1">, then </text:span><text:span text:style-name="Source_20_Text"><text:span text:style-name="T2">"abcdef"</text:span></text:span><text:span text:style-name="T1">, </text:span><text:span text:style-name="Source_20_Text"><text:span text:style-name="T2">"abefcd"</text:span></text:span><text:span text:style-name="T1">, </text:span><text:span text:style-name="Source_20_Text"><text:span text:style-name="T2">"cdabef"</text:span></text:span><text:span text:style-name="T1">, </text:span><text:span text:style-name="Source_20_Text"><text:span text:style-name="T2">"cdefab"</text:span></text:span><text:span text:style-name="T1">, </text:span><text:span text:style-name="Source_20_Text"><text:span text:style-name="T2">"efabcd"</text:span></text:span><text:span text:style-name="T1">, and </text:span><text:span text:style-name="Source_20_Text"><text:span text:style-name="T2">"efcdab"</text:span></text:span><text:span text:style-name="T1"> are all concatenated strings. </text:span><text:span text:style-name="Source_20_Text"><text:span text:style-name="T2">"acdbef"</text:span></text:span><text:span text:style-name="T1"> is not a concatenated substring because it is not the concatenation of any permutation of </text:span><text:span text:style-name="Source_20_Text"><text:span text:style-name="T2">words</text:span></text:span><text:span text:style-name="T1">.</text:span></text:p>
        </text:list-item>
      </text:list>
      <text:p text:style-name="P6"><text:span text:style-name="T1">Return </text:span><text:span text:style-name="Emphasis"><text:span text:style-name="T1">the starting indices of all the concatenated substrings in </text:span></text:span><text:span text:style-name="Source_20_Text"><text:span text:style-name="T2">s</text:span></text:span><text:span text:style-name="T1">. You can return the answer in </text:span><text:span text:style-name="Strong_20_Emphasis"><text:span text:style-name="T1">any order</text:span></text:span><text:span text:style-name="T1">.</text:span></text:p>
      <text:p text:style-name="P6"><text:span text:style-name="T1"/></text:p>
      <text:p text:style-name="P6"><text:span text:style-name="Strong_20_Emphasis"><text:span text:style-name="T1">Example 1:</text:span></text:span></text:p>
      <text:p text:style-name="P1"><text:span text:style-name="Strong_20_Emphasis"><text:span text:style-name="T1">Input:</text:span></text:span><text:span text:style-name="T1"> s = "barfoothefoobarman", words = ["foo","bar"]</text:span></text:p>
      <text:p text:style-name="P1"><text:span text:style-name="Strong_20_Emphasis"><text:span text:style-name="T1">Output:</text:span></text:span><text:span text:style-name="T1"> [0,9]</text:span></text:p>
      <text:p text:style-name="P1"><text:span text:style-name="Strong_20_Emphasis"><text:span text:style-name="T1">Explanation:</text:span></text:span><text:span text:style-name="T1"> Since words.length == 2 and words[i].length == 3, the concatenated substring has to be of length 6.</text:span></text:p>
      <text:p text:style-name="P3">The substring starting at 0 is "barfoo". It is the concatenation of ["bar","foo"] which is a permutation of words.</text:p>
      <text:p text:style-name="P3">The substring starting at 9 is "foobar". It is the concatenation of ["foo","bar"] which is a permutation of words.</text:p>
      <text:p text:style-name="P2">The output order does not matter. Returning [9,0] is fine too.</text:p>
      <text:p text:style-name="P6"><text:span text:style-name="Strong_20_Emphasis"><text:span text:style-name="T1">Example 2:</text:span></text:span></text:p>
      <text:p text:style-name="P1"><text:span text:style-name="Strong_20_Emphasis"><text:span text:style-name="T1">Input:</text:span></text:span><text:span text:style-name="T1"> s = "wordgoodgoodgoodbestword", words = ["word","good","best","word"]</text:span></text:p>
      <text:p text:style-name="P1"><text:span text:style-name="Strong_20_Emphasis"><text:span text:style-name="T1">Output:</text:span></text:span><text:span text:style-name="T1"> []</text:span></text:p>
      <text:p text:style-name="P1"><text:span text:style-name="Strong_20_Emphasis"><text:span text:style-name="T1">Explanation:</text:span></text:span><text:span text:style-name="T1"> Since words.length == 4 and words[i].length == 4, the concatenated substring has to be of length 16.</text:span></text:p>
      <text:p text:style-name="P3">There is no substring of length 16 in s that is equal to the concatenation of any permutation of words.</text:p>
      <text:p text:style-name="P2">We return an empty array.</text:p>
      <text:p text:style-name="P6"><text:span text:style-name="Strong_20_Emphasis"><text:span text:style-name="T1">Example 3:</text:span></text:span></text:p>
      <text:p text:style-name="P1"><text:span text:style-name="Strong_20_Emphasis"><text:span text:style-name="T1">Input:</text:span></text:span><text:span text:style-name="T1"> s = "barfoofoobarthefoobarman", words = ["bar","foo","the"]</text:span></text:p>
      <text:p text:style-name="P1"><text:span text:style-name="Strong_20_Emphasis"><text:span text:style-name="T1">Output:</text:span></text:span><text:span text:style-name="T1"> [6,9,12]</text:span></text:p>
      <text:p text:style-name="P1"><text:span text:style-name="Strong_20_Emphasis"><text:span text:style-name="T1">Explanation:</text:span></text:span><text:span text:style-name="T1"> Since words.length == 3 and words[i].length == 3, the concatenated substring has to be of length 9.</text:span></text:p>
      <text:p text:style-name="P3">The substring starting at 6 is "foobarthe". It is the concatenation of ["foo","bar","the"] which is a permutation of words.</text:p>
      <text:p text:style-name="P3">The substring starting at 9 is "barthefoo". It is the concatenation of ["bar","the","foo"] which is a permutation of words.</text:p>
      <text:p text:style-name="P2">The substring starting at 12 is "thefoobar". It is the concatenation of ["the","foo","bar"] which is a permutation of words.</text:p>
      <text:p text:style-name="P8"> </text:p>
      <text:p text:style-name="P6"><text:span text:style-name="Strong_20_Emphasis"><text:span text:style-name="T1">Constraints:</text:span></text:span></text:p>
      <text:list text:style-name="L2">
        <text:list-item>
          <text:p text:style-name="P9"><text:soft-page-break/><text:span text:style-name="Source_20_Text"><text:span text:style-name="T2">1 &lt;= s.length &lt;= 10</text:span></text:span><text:span text:style-name="Source_20_Text"><text:span text:style-name="T1">4</text:span></text:span></text:p>
        </text:list-item>
        <text:list-item>
          <text:p text:style-name="P9"><text:span text:style-name="Source_20_Text"><text:span text:style-name="T2">1 &lt;= words.length &lt;= 5000</text:span></text:span></text:p>
        </text:list-item>
        <text:list-item>
          <text:p text:style-name="P9"><text:span text:style-name="Source_20_Text"><text:span text:style-name="T2">1 &lt;= words[i].length &lt;= 30</text:span></text:span></text:p>
        </text:list-item>
        <text:list-item>
          <text:p text:style-name="P10"><text:span text:style-name="Source_20_Text"><text:span text:style-name="T2">s</text:span></text:span><text:span text:style-name="T1"> and </text:span><text:span text:style-name="Source_20_Text"><text:span text:style-name="T2">words[i]</text:span></text:span><text:span text:style-name="T1"> consist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4:24:59.112000000</meta:creation-date>
    <dc:date>2024-03-20T14:26:09.203000000</dc:date>
    <meta:editing-duration>PT1M10S</meta:editing-duration>
    <meta:editing-cycles>1</meta:editing-cycles>
    <meta:document-statistic meta:table-count="0" meta:image-count="0" meta:object-count="0" meta:page-count="2" meta:paragraph-count="31" meta:word-count="349" meta:character-count="2149" meta:non-whitespace-character-count="1834"/>
    <meta:generator>LibreOffice/24.2.0.3$Windows_X86_64 LibreOffice_project/da48488a73ddd66ea24cf16bbc4f7b9c08e9bea1</meta:generator>
  </office:meta>
</office:document-meta>
</file>